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093d2" officeooo:paragraph-rsid="000093d2"/>
    </style:style>
    <style:style style:name="P2" style:family="paragraph" style:parent-style-name="Standard">
      <style:paragraph-properties fo:text-align="center" style:justify-single-word="false"/>
      <style:text-properties officeooo:rsid="000093d2" officeooo:paragraph-rsid="000093d2"/>
    </style:style>
    <style:style style:name="P3" style:family="paragraph" style:parent-style-name="Standard">
      <style:text-properties officeooo:rsid="000187a5" officeooo:paragraph-rsid="000187a5"/>
    </style:style>
    <style:style style:name="P4" style:family="paragraph" style:parent-style-name="Standard">
      <style:text-properties officeooo:rsid="000187a5" officeooo:paragraph-rsid="0003771c"/>
    </style:style>
    <style:style style:name="P5" style:family="paragraph" style:parent-style-name="Standard">
      <style:text-properties officeooo:rsid="000187a5" officeooo:paragraph-rsid="00038661"/>
    </style:style>
    <style:style style:name="P6" style:family="paragraph" style:parent-style-name="Standard">
      <style:text-properties officeooo:rsid="0003771c" officeooo:paragraph-rsid="0003771c"/>
    </style:style>
    <style:style style:name="P7" style:family="paragraph" style:parent-style-name="Standard">
      <style:text-properties officeooo:rsid="0003771c" officeooo:paragraph-rsid="00038661"/>
    </style:style>
    <style:style style:name="P8" style:family="paragraph" style:parent-style-name="Standard">
      <style:text-properties officeooo:rsid="00038661" officeooo:paragraph-rsid="00038661"/>
    </style:style>
    <style:style style:name="P9" style:family="paragraph" style:parent-style-name="Standard">
      <style:text-properties officeooo:rsid="00038661" officeooo:paragraph-rsid="0007737d"/>
    </style:style>
    <style:style style:name="P10" style:family="paragraph" style:parent-style-name="Standard">
      <style:text-properties officeooo:rsid="00038661" officeooo:paragraph-rsid="0009009e"/>
    </style:style>
    <style:style style:name="P11" style:family="paragraph" style:parent-style-name="Standard">
      <style:text-properties officeooo:rsid="0004ae50" officeooo:paragraph-rsid="0004ae50"/>
    </style:style>
    <style:style style:name="P12" style:family="paragraph" style:parent-style-name="Table_20_Contents">
      <style:text-properties officeooo:rsid="00038661" officeooo:paragraph-rsid="00038661"/>
    </style:style>
    <style:style style:name="P13" style:family="paragraph" style:parent-style-name="Table_20_Contents">
      <style:text-properties officeooo:rsid="00038661" officeooo:paragraph-rsid="0007737d"/>
    </style:style>
    <style:style style:name="P14" style:family="paragraph" style:parent-style-name="Table_20_Contents">
      <style:text-properties officeooo:rsid="0007737d" officeooo:paragraph-rsid="0007737d"/>
    </style:style>
    <style:style style:name="T1" style:family="text">
      <style:text-properties officeooo:rsid="0003771c"/>
    </style:style>
    <style:style style:name="T2" style:family="text">
      <style:text-properties officeooo:rsid="0004ae50"/>
    </style:style>
    <style:style style:name="T3" style:family="text">
      <style:text-properties officeooo:rsid="0007737d"/>
    </style:style>
    <style:style style:name="T4" style:family="text">
      <style:text-properties style:text-position="super 58%" officeooo:rsid="0009009e"/>
    </style:style>
    <style:style style:name="T5" style:family="text">
      <style:text-properties officeooo:rsid="0009009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a25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475 Parallel Computing</text:p>
      <text:p text:style-name="P2">Professor Mike Bailey</text:p>
      <text:p text:style-name="P2">Student: Khuong Luu</text:p>
      <text:p text:style-name="P2">Project 0 – Simple OpenMP Experiment</text:p>
      <text:p text:style-name="P1"/>
      <text:p text:style-name="P3">1. <text:span text:style-name="T6">Tell what machine you ran this on</text:span></text:p>
      <text:p text:style-name="P3"><text:span text:style-name="T7">The computer I ran this experiment on has:</text:span></text:p>
      <text:p text:style-name="P3">- <text:span text:style-name="T1">Operating System: Ubuntu 16.04</text:span></text:p>
      <text:p text:style-name="P4">- <text:span text:style-name="T1">Kernel: 4.13.0-37-generic</text:span></text:p>
      <text:p text:style-name="P3">- Processor: Intel(R) Core(TM) i7-7700HQ CPU @ 2.80GHz, <text:span text:style-name="T1">4 cores</text:span></text:p>
      <text:p text:style-name="P3">- Memory: 16GB, <text:span text:style-name="T1">2400</text:span>Mhz</text:p>
      <text:p text:style-name="P3"/>
      <text:p text:style-name="P3">2. <text:span text:style-name="T6">What performance results did you get?</text:span></text:p>
      <text:p text:style-name="P6"/>
      <text:p text:style-name="P8">I used arrays of 1000 elements and tried 10 time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#define ARRAYSIZE <text:s text:c="6"/><text:span text:style-name="T3">100000000</text:span> <text:s/></text:p>
            <text:p text:style-name="P12">#define NUMTRIES <text:s text:c="7"/>10 </text:p>
          </table:table-cell>
        </table:table-row>
      </table:table>
      <text:p text:style-name="P7"/>
      <text:p text:style-name="P6">Performance for 1 thread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$ proj0 1</text:p>
            <text:p text:style-name="P14">Using 1 threads</text:p>
            <text:p text:style-name="P14"><text:s text:c="3"/>Peak Performance = <text:s text:c="2"/>502.10 MegaMults/Sec</text:p>
            <text:p text:style-name="P14">Average Performance = <text:s text:c="2"/>466.71 MegaMults/Sec</text:p>
            <text:p text:style-name="P14">Average Execution Time = 226804373.00 nano seconds</text:p>
          </table:table-cell>
        </table:table-row>
      </table:table>
      <text:p text:style-name="P8"/>
      <text:p text:style-name="P8">Performance for 4 threads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4">$ proj0 4</text:p>
            <text:p text:style-name="P14">Using 4 threads</text:p>
            <text:p text:style-name="P14"><text:s text:c="3"/>Peak Performance = <text:s/>1822.87 MegaMults/Sec</text:p>
            <text:p text:style-name="P14">Average Performance = <text:s/>1704.57 MegaMults/Sec</text:p>
            <text:p text:style-name="P14">Average Execution Time = 61793663.40 nano seconds</text:p>
          </table:table-cell>
        </table:table-row>
      </table:table>
      <text:p text:style-name="P5"/>
      <text:p text:style-name="P3">3. <text:span text:style-name="T6">What was your 4-thread-to-one-thread speedup?</text:span></text:p>
      <text:p text:style-name="P8"/>
      <text:p text:style-name="P8">S = <text:s/>(Execution time with one thread) / (Execution time with four threads)</text:p>
      <text:p text:style-name="P9"><text:s text:c="3"/>= <text:s text:c="2"/><text:span text:style-name="T3">226804373.00</text:span> / <text:s/><text:span text:style-name="T3">61793663.40</text:span></text:p>
      <text:p text:style-name="P9"><text:s text:c="3"/>= <text:s text:c="2"/><text:span text:style-name="T3">3.67</text:span></text:p>
      <text:p text:style-name="P8"/>
      <text:p text:style-name="P8">So my 4-thread-to-one-thread speedup is <text:span text:style-name="T3">3.67</text:span></text:p>
      <text:p text:style-name="P3"/>
      <text:p text:style-name="P3">4. <text:span text:style-name="T6">Why do you think it is behaving this way?</text:span></text:p>
      <text:p text:style-name="P3"/>
      <text:p text:style-name="P8"><text:span text:style-name="T2">By splitting up the work (multiplication of 2 corresponding elements in array A and array B) upon 4 threads, t</text:span>he parallelization of <text:span text:style-name="T2">this program</text:span> have increased the performance and decreased the running time of the program. So the execution time with one thread <text:span text:style-name="T2">is longer than the execution time with 4 threads.</text:span></text:p>
      <text:p text:style-name="P8"/>
      <text:p text:style-name="P11"><text:soft-page-break/>However, as I also observed in on of my further experiments, if we run the program on only around 10<text:span text:style-name="T4">2</text:span> <text:span text:style-name="T3">or 10</text:span><text:span text:style-name="T4">3</text:span> elements, then the execution time with 1 thread will in fact faster than running with 4 thread. This is because the problem size (number of elements in array) is so small that the cost of overhead from parallelization has outweighed the speed up benefit.</text:p>
      <text:p text:style-name="P3"/>
      <text:p text:style-name="P3">5. <text:span text:style-name="T6">What was your Parallel Fraction, Fp?</text:span></text:p>
      <text:p text:style-name="P3"/>
      <text:p text:style-name="P8">Fp = (4./3.)*( 1. - (1./S) )</text:p>
      <text:p text:style-name="P10"><text:s text:c="5"/>= (4./3.)*( 1. - (1./<text:span text:style-name="T3">3.67</text:span>) )</text:p>
      <text:p text:style-name="P10"><text:s text:c="5"/>= <text:span text:style-name="T5">0.97002724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7:57:02.405081404</meta:creation-date>
    <dc:date>2018-04-02T19:50:46.197499530</dc:date>
    <meta:editing-duration>PT11M21S</meta:editing-duration>
    <meta:editing-cycles>3</meta:editing-cycles>
    <meta:generator>LibreOffice/5.1.6.2$Linux_X86_64 LibreOffice_project/10m0$Build-2</meta:generator>
    <meta:document-statistic meta:table-count="3" meta:image-count="0" meta:object-count="0" meta:page-count="2" meta:paragraph-count="38" meta:word-count="311" meta:character-count="1895" meta:non-whitespace-character-count="1571"/>
  </office:meta>
</office:document-meta>
</file>